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normal" fo:font-family="TakaoPMincho" style:font-family-asian="TakaoPMincho" style:font-family-complex="TakaoPMincho" fo:background-color="transparent" style:use-window-font-color="true"/>
    </style:style>
    <style:style style:name="T2" style:family="text">
      <style:text-properties fo:font-size="17.10pt" fo:font-weight="normal" fo:font-family="TakaoPMincho" style:font-family-asian="TakaoPMincho" style:font-family-complex="TakaoPMincho" fo:background-color="transparent" style:use-window-font-color="true"/>
    </style:style>
    <style:style style:name="T3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4" style:family="text">
      <style:text-properties fo:font-size="22.85pt" fo:font-weight="normal" fo:font-family="TakaoPMincho" style:font-family-asian="TakaoPMincho" style:font-family-complex="TakaoPMincho" fo:background-color="transparent" style:use-window-font-color="true"/>
    </style:style>
    <style:style style:name="T5" style:family="text">
      <style:text-properties fo:font-size="18.00pt" fo:font-weight="normal" fo:font-family="TakaoPMincho" style:font-family-asian="TakaoPMincho" style:font-family-complex="TakaoPMincho" fo:background-color="transparent" style:use-window-font-color="true"/>
    </style:style>
    <style:style style:name="T6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7" style:family="text">
      <style:text-properties fo:font-size="18.00pt" fo:font-weight="normal" fo:font-family="TakaoPMincho" style:font-family-asian="TakaoPMincho" style:font-family-complex="TakaoPMincho" fo:background-color="transparent" style:use-window-font-color="true"/>
    </style:style>
    <style:style style:name="T8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9" style:family="text">
      <style:text-properties fo:font-size="17.10pt" fo:font-weight="normal" fo:font-family="TakaoPMincho" style:font-family-asian="TakaoPMincho" style:font-family-complex="TakaoPMincho" fo:background-color="transparent" style:use-window-font-color="true"/>
    </style:style>
    <style:style style:name="T10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11" style:family="text">
      <style:text-properties fo:font-size="17.10pt" fo:font-weight="normal" fo:font-family="TakaoPMincho" style:font-family-asian="TakaoPMincho" style:font-family-complex="TakaoPMincho" fo:background-color="transparent" style:use-window-font-color="true"/>
    </style:style>
    <style:style style:name="T12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13" style:family="text">
      <style:text-properties fo:font-size="17.10pt" fo:font-weight="normal" fo:font-family="TakaoPMincho" style:font-family-asian="TakaoPMincho" style:font-family-complex="TakaoPMincho" fo:background-color="transparent" style:use-window-font-color="true"/>
    </style:style>
    <style:style style:name="T14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15" style:family="text">
      <style:text-properties fo:font-size="17.10pt" fo:font-weight="normal" fo:font-family="TakaoPMincho" style:font-family-asian="TakaoPMincho" style:font-family-complex="TakaoPMincho" fo:background-color="transparent" style:use-window-font-color="true"/>
    </style:style>
    <style:style style:name="T16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17" style:family="text">
      <style:text-properties fo:font-size="17.10pt" fo:font-weight="normal" fo:font-family="TakaoPMincho" style:font-family-asian="TakaoPMincho" style:font-family-complex="TakaoPMincho" fo:background-color="transparent" style:use-window-font-color="true"/>
    </style:style>
    <style:style style:name="T18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19" style:family="text">
      <style:text-properties fo:font-size="17.10pt" fo:font-weight="normal" fo:font-family="TakaoPMincho" style:font-family-asian="TakaoPMincho" style:font-family-complex="TakaoPMincho" fo:background-color="transparent" style:use-window-font-color="true"/>
    </style:style>
    <style:style style:name="T20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21" style:family="text">
      <style:text-properties fo:font-size="17.10pt" fo:font-weight="normal" fo:font-family="TakaoPMincho" style:font-family-asian="TakaoPMincho" style:font-family-complex="TakaoPMincho" fo:background-color="transparent" style:use-window-font-color="true"/>
    </style:style>
    <style:style style:name="T22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23" style:family="text">
      <style:text-properties fo:font-size="17.10pt" fo:font-weight="normal" fo:font-family="TakaoPMincho" style:font-family-asian="TakaoPMincho" style:font-family-complex="TakaoPMincho" fo:background-color="transparent" style:use-window-font-color="true"/>
    </style:style>
    <style:style style:name="T24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25" style:family="text">
      <style:text-properties fo:font-size="17.10pt" fo:font-weight="normal" fo:font-family="TakaoPMincho" style:font-family-asian="TakaoPMincho" style:font-family-complex="TakaoPMincho" fo:background-color="transparent" style:use-window-font-color="true"/>
    </style:style>
    <style:style style:name="T26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27" style:family="text">
      <style:text-properties fo:font-size="17.10pt" fo:font-weight="normal" fo:font-family="TakaoPMincho" style:font-family-asian="TakaoPMincho" style:font-family-complex="TakaoPMincho" fo:background-color="transparent" style:use-window-font-color="true"/>
    </style:style>
    <style:style style:name="T28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29" style:family="text">
      <style:text-properties fo:font-size="17.10pt" fo:font-weight="normal" fo:font-family="TakaoPMincho" style:font-family-asian="TakaoPMincho" style:font-family-complex="TakaoPMincho" fo:background-color="transparent" style:use-window-font-color="true"/>
    </style:style>
    <style:style style:name="T30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31" style:family="text">
      <style:text-properties fo:font-size="17.10pt" fo:font-weight="normal" fo:font-family="TakaoPMincho" style:font-family-asian="TakaoPMincho" style:font-family-complex="TakaoPMincho" fo:background-color="transparent" style:use-window-font-color="true"/>
    </style:style>
    <style:style style:name="T32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33" style:family="text">
      <style:text-properties fo:font-size="18.00pt" fo:font-weight="normal" fo:font-family="TakaoPMincho" style:font-family-asian="TakaoPMincho" style:font-family-complex="TakaoPMincho" fo:background-color="transparent" style:use-window-font-color="true"/>
    </style:style>
    <style:style style:name="T34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35" style:family="text">
      <style:text-properties fo:font-size="18.00pt" fo:font-weight="normal" fo:font-family="TakaoPMincho" style:font-family-asian="TakaoPMincho" style:font-family-complex="TakaoPMincho" fo:background-color="transparent" style:use-window-font-color="true"/>
    </style:style>
    <style:style style:name="T36" style:family="text">
      <style:text-properties fo:font-size="17.10pt" fo:font-weight="normal" fo:font-family="TakaoPMincho" style:font-family-asian="TakaoPMincho" style:font-family-complex="TakaoPMincho" fo:background-color="transparent" style:use-window-font-color="true"/>
    </style:style>
    <style:style style:name="T37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38" style:family="text">
      <style:text-properties fo:font-size="17.10pt" fo:font-weight="normal" fo:font-family="TakaoPMincho" style:font-family-asian="TakaoPMincho" style:font-family-complex="TakaoPMincho" fo:background-color="transparent" style:use-window-font-color="true"/>
    </style:style>
    <style:style style:name="T39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40" style:family="text">
      <style:text-properties fo:font-size="17.10pt" fo:font-weight="normal" fo:font-family="TakaoPMincho" style:font-family-asian="TakaoPMincho" style:font-family-complex="TakaoPMincho" fo:background-color="transparent" style:use-window-font-color="true"/>
    </style:style>
    <style:style style:name="T41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42" style:family="text">
      <style:text-properties fo:font-size="17.10pt" fo:font-weight="normal" fo:font-family="TakaoPMincho" style:font-family-asian="TakaoPMincho" style:font-family-complex="TakaoPMincho" fo:background-color="transparent" style:use-window-font-color="true"/>
    </style:style>
    <style:style style:name="T43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44" style:family="text">
      <style:text-properties fo:font-size="17.10pt" fo:font-weight="normal" fo:font-family="TakaoPMincho" style:font-family-asian="TakaoPMincho" style:font-family-complex="TakaoPMincho" fo:background-color="transparent" style:use-window-font-color="true"/>
    </style:style>
    <style:style style:name="T45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46" style:family="text">
      <style:text-properties fo:font-size="17.10pt" fo:font-weight="normal" fo:font-family="TakaoPMincho" style:font-family-asian="TakaoPMincho" style:font-family-complex="TakaoPMincho" fo:background-color="transparent" style:use-window-font-color="true"/>
    </style:style>
    <style:style style:name="T47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48" style:family="text">
      <style:text-properties fo:font-size="17.10pt" fo:font-weight="normal" fo:font-family="TakaoPMincho" style:font-family-asian="TakaoPMincho" style:font-family-complex="TakaoPMincho" fo:background-color="transparent" style:use-window-font-color="true"/>
    </style:style>
    <style:style style:name="T49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50" style:family="text">
      <style:text-properties fo:font-size="17.10pt" fo:font-weight="normal" fo:font-family="TakaoPMincho" style:font-family-asian="TakaoPMincho" style:font-family-complex="TakaoPMincho" fo:background-color="transparent" style:use-window-font-color="true"/>
    </style:style>
    <style:style style:name="T51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52" style:family="text">
      <style:text-properties fo:font-size="17.10pt" fo:font-weight="normal" fo:font-family="TakaoPMincho" style:font-family-asian="TakaoPMincho" style:font-family-complex="TakaoPMincho" fo:background-color="transparent" style:use-window-font-color="true"/>
    </style:style>
    <style:style style:name="T53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54" style:family="text">
      <style:text-properties fo:font-size="18.00pt" fo:font-weight="normal" fo:font-family="TakaoPMincho" style:font-family-asian="TakaoPMincho" style:font-family-complex="TakaoPMincho" fo:background-color="transparent" style:use-window-font-color="true"/>
    </style:style>
    <style:style style:name="T55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56" style:family="text">
      <style:text-properties fo:font-size="18.00pt" fo:font-weight="normal" fo:font-family="TakaoPMincho" style:font-family-asian="TakaoPMincho" style:font-family-complex="TakaoPMincho" fo:background-color="transparent" style:use-window-font-color="true"/>
    </style:style>
    <style:style style:name="T57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58" style:family="text">
      <style:text-properties fo:font-size="18.00pt" fo:font-weight="normal" fo:font-family="TakaoPMincho" style:font-family-asian="TakaoPMincho" style:font-family-complex="TakaoPMincho" fo:background-color="transparent" style:use-window-font-color="true"/>
    </style:style>
    <style:style style:name="T59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60" style:family="text">
      <style:text-properties fo:font-size="22.85pt" fo:font-weight="normal" fo:font-family="TakaoPMincho" style:font-family-asian="TakaoPMincho" style:font-family-complex="TakaoPMincho" fo:background-color="transparent" style:use-window-font-color="true"/>
    </style:style>
    <style:style style:name="T61" style:family="text">
      <style:text-properties fo:font-size="20.00pt" fo:font-weight="normal" fo:font-family="TakaoPMincho" style:font-family-asian="TakaoPMincho" style:font-family-complex="TakaoPMincho" fo:background-color="transparent" style:use-window-font-color="true"/>
    </style:style>
    <style:style style:name="T62" style:family="text">
      <style:text-properties fo:font-size="18.00pt" fo:font-weight="normal" fo:font-family="TakaoPMincho" style:font-family-asian="TakaoPMincho" style:font-family-complex="TakaoPMincho" fo:background-color="transparent" style:use-window-font-color="true"/>
    </style:style>
    <style:style style:name="T63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64" style:family="text">
      <style:text-properties fo:font-size="18.00pt" fo:font-weight="normal" fo:font-family="TakaoPMincho" style:font-family-asian="TakaoPMincho" style:font-family-complex="TakaoPMincho" fo:background-color="transparent" style:use-window-font-color="true"/>
    </style:style>
    <style:style style:name="T65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66" style:family="text">
      <style:text-properties fo:font-size="20.00pt" fo:font-weight="normal" fo:font-family="TakaoPMincho" style:font-family-asian="TakaoPMincho" style:font-family-complex="TakaoPMincho" fo:background-color="transparent" style:use-window-font-color="true"/>
    </style:style>
    <style:style style:name="T67" style:family="text">
      <style:text-properties fo:font-size="18.00pt" fo:font-weight="normal" fo:font-family="TakaoPMincho" style:font-family-asian="TakaoPMincho" style:font-family-complex="TakaoPMincho" fo:background-color="transparent" style:use-window-font-color="true"/>
    </style:style>
    <style:style style:name="T68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69" style:family="text">
      <style:text-properties fo:font-size="18.00pt" fo:font-weight="normal" fo:font-family="TakaoPMincho" style:font-family-asian="TakaoPMincho" style:font-family-complex="TakaoPMincho" fo:background-color="transparent" style:use-window-font-color="true"/>
    </style:style>
    <style:style style:name="T70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71" style:family="text">
      <style:text-properties fo:font-size="18.00pt" fo:font-weight="normal" fo:font-family="TakaoPMincho" style:font-family-asian="TakaoPMincho" style:font-family-complex="TakaoPMincho" fo:background-color="transparent" style:use-window-font-color="true"/>
    </style:style>
    <style:style style:name="T72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73" style:family="text">
      <style:text-properties fo:font-size="18.00pt" fo:font-weight="normal" fo:font-family="TakaoPMincho" style:font-family-asian="TakaoPMincho" style:font-family-complex="TakaoPMincho" fo:background-color="transparent" style:use-window-font-color="true"/>
    </style:style>
    <style:style style:name="T74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75" style:family="text">
      <style:text-properties fo:font-size="18.00pt" fo:font-weight="normal" fo:font-family="TakaoPMincho" style:font-family-asian="TakaoPMincho" style:font-family-complex="TakaoPMincho" fo:background-color="transparent" style:use-window-font-color="true"/>
    </style:style>
    <style:style style:name="T76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77" style:family="text">
      <style:text-properties fo:font-size="22.90pt" fo:font-weight="normal" fo:font-family="TakaoPMincho" style:font-family-asian="TakaoPMincho" style:font-family-complex="TakaoPMincho" fo:background-color="transparent" style:use-window-font-color="true"/>
    </style:style>
    <style:style style:name="T78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79" style:family="text">
      <style:text-properties fo:font-size="20.00pt" fo:font-weight="normal" fo:font-family="TakaoPMincho" style:font-family-asian="TakaoPMincho" style:font-family-complex="TakaoPMincho" fo:background-color="transparent" style:use-window-font-color="true"/>
    </style:style>
    <style:style style:name="T80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81" style:family="text">
      <style:text-properties fo:font-size="18.00pt" fo:font-weight="normal" fo:font-family="TakaoPMincho" style:font-family-asian="TakaoPMincho" style:font-family-complex="TakaoPMincho" fo:background-color="transparent" style:use-window-font-color="true"/>
    </style:style>
    <style:style style:name="T82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83" style:family="text">
      <style:text-properties fo:font-size="18.00pt" fo:font-weight="normal" fo:font-family="TakaoPMincho" style:font-family-asian="TakaoPMincho" style:font-family-complex="TakaoPMincho" fo:background-color="transparent" style:use-window-font-color="true"/>
    </style:style>
    <style:style style:name="T84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85" style:family="text">
      <style:text-properties fo:font-size="18.00pt" fo:font-weight="normal" fo:font-family="TakaoPMincho" style:font-family-asian="TakaoPMincho" style:font-family-complex="TakaoPMincho" fo:background-color="transparent" style:use-window-font-color="true"/>
    </style:style>
    <style:style style:name="T86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87" style:family="text">
      <style:text-properties fo:font-size="20.00pt" fo:font-weight="normal" fo:font-family="TakaoPMincho" style:font-family-asian="TakaoPMincho" style:font-family-complex="TakaoPMincho" fo:background-color="transparent" style:use-window-font-color="true"/>
    </style:style>
    <style:style style:name="T88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89" style:family="text">
      <style:text-properties fo:font-size="18.00pt" fo:font-weight="normal" fo:font-family="TakaoPMincho" style:font-family-asian="TakaoPMincho" style:font-family-complex="TakaoPMincho" fo:background-color="transparent" style:use-window-font-color="true"/>
    </style:style>
    <style:style style:name="T90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91" style:family="text">
      <style:text-properties fo:font-size="18.00pt" fo:font-weight="normal" fo:font-family="TakaoPMincho" style:font-family-asian="TakaoPMincho" style:font-family-complex="TakaoPMincho" fo:background-color="transparent" style:use-window-font-color="true"/>
    </style:style>
    <style:style style:name="T92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93" style:family="text">
      <style:text-properties fo:font-size="18.00pt" fo:font-weight="normal" fo:font-family="TakaoPMincho" style:font-family-asian="TakaoPMincho" style:font-family-complex="TakaoPMincho" fo:background-color="transparent" style:use-window-font-color="true"/>
    </style:style>
    <style:style style:name="T94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95" style:family="text">
      <style:text-properties fo:font-size="18.00pt" fo:font-weight="normal" fo:font-family="TakaoPMincho" style:font-family-asian="TakaoPMincho" style:font-family-complex="TakaoPMincho" fo:background-color="transparent" style:use-window-font-color="true"/>
    </style:style>
    <style:style style:name="T96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97" style:family="text">
      <style:text-properties fo:font-size="22.90pt" fo:font-weight="normal" fo:font-family="TakaoPMincho" style:font-family-asian="TakaoPMincho" style:font-family-complex="TakaoPMincho" fo:background-color="transparent" style:use-window-font-color="true"/>
    </style:style>
    <style:style style:name="T98" style:family="text">
      <style:text-properties fo:font-size="20.00pt" fo:font-weight="normal" fo:font-family="TakaoPMincho" style:font-family-asian="TakaoPMincho" style:font-family-complex="TakaoPMincho" fo:background-color="transparent" style:use-window-font-color="true"/>
    </style:style>
    <style:style style:name="T99" style:family="text">
      <style:text-properties fo:font-size="20.00pt" fo:font-weight="normal" fo:font-family="'Cambria Math'" style:font-family-asian="'Cambria Math'" style:font-family-complex="'Cambria Math'" fo:background-color="transparent" style:use-window-font-color="true"/>
    </style:style>
    <style:style style:name="T100" style:family="text">
      <style:text-properties fo:font-size="20.00pt" fo:font-weight="normal" fo:font-family="TakaoPMincho" style:font-family-asian="TakaoPMincho" style:font-family-complex="TakaoPMincho" fo:background-color="transparent" style:use-window-font-color="true"/>
    </style:style>
    <style:style style:name="T101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102" style:family="text">
      <style:text-properties fo:font-size="23.00pt" fo:font-weight="normal" fo:font-family="TakaoPMincho" style:font-family-asian="TakaoPMincho" style:font-family-complex="TakaoPMincho" fo:background-color="transparent" style:use-window-font-color="true"/>
    </style:style>
    <style:style style:name="T103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104" style:family="text">
      <style:text-properties fo:font-size="18.00pt" fo:font-weight="normal" fo:font-family="TakaoPMincho" style:font-family-asian="TakaoPMincho" style:font-family-complex="TakaoPMincho" fo:background-color="transparent" style:use-window-font-color="true"/>
    </style:style>
    <style:style style:name="T105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T106" style:family="text">
      <style:text-properties fo:font-size="23.00pt" fo:font-weight="normal" fo:font-family="TakaoPMincho" style:font-family-asian="TakaoPMincho" style:font-family-complex="TakaoPMincho" fo:background-color="transparent" style:use-window-font-color="true"/>
    </style:style>
    <style:style style:name="T107" style:family="text">
      <style:text-properties fo:font-size="11.00pt" fo:font-weight="normal" fo:font-family="'ＭＳ 明朝'" style:font-family-asian="'ＭＳ 明朝'" style:font-family-complex="'ＭＳ 明朝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2.70pt" fo:text-indent="-2.70pt">
        <style:tab-stops>
          <style:tab-stop style:position="115.05pt"/>
          <style:tab-stop style:position="3286.95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2.70pt" fo:text-indent="-2.70pt">
        <style:tab-stops>
          <style:tab-stop style:position="115.05pt"/>
          <style:tab-stop style:position="3286.95pt" style:type="center"/>
        </style:tab-stops>
      </style:paragraph-properties>
    </style:style>
    <style:style style:name="P5" style:family="paragraph">
      <style:paragraph-properties fo:line-height="100.00%" fo:text-align="left" fo:margin-left="2.70pt" fo:text-indent="-2.70pt">
        <style:tab-stops>
          <style:tab-stop style:position="115.05pt"/>
          <style:tab-stop style:position="3286.95pt" style:type="center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2.70pt" fo:text-indent="-2.70pt">
        <style:tab-stops>
          <style:tab-stop style:position="115.05pt"/>
          <style:tab-stop style:position="3286.95pt" style:type="center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2.70pt" fo:text-indent="-2.70pt">
        <style:tab-stops>
          <style:tab-stop style:position="115.05pt"/>
          <style:tab-stop style:position="3286.95pt" style:type="center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2.70pt" fo:text-indent="-2.70pt">
        <style:tab-stops>
          <style:tab-stop style:position="115.05pt"/>
          <style:tab-stop style:position="3286.95pt" style:type="center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2.70pt" fo:text-indent="-2.70pt">
        <style:tab-stops>
          <style:tab-stop style:position="131.55pt"/>
          <style:tab-stop style:position="3286.95pt" style:type="center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2.70pt" fo:text-indent="-2.70pt">
        <style:tab-stops>
          <style:tab-stop style:position="131.55pt"/>
          <style:tab-stop style:position="3286.95pt" style:type="center"/>
        </style:tab-stops>
      </style:paragraph-properties>
    </style:style>
    <style:style style:name="P16" style:family="paragraph">
      <style:paragraph-properties fo:line-height="100.00%" fo:text-align="left" fo:margin-left="2.70pt" fo:text-indent="-2.70pt">
        <style:tab-stops>
          <style:tab-stop style:position="131.55pt"/>
          <style:tab-stop style:position="3286.95pt" style:type="center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2.70pt" fo:text-indent="-2.70pt">
        <style:tab-stops>
          <style:tab-stop style:position="131.55pt"/>
          <style:tab-stop style:position="3286.95pt" style:type="center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2.70pt" fo:text-indent="-2.70pt">
        <style:tab-stops>
          <style:tab-stop style:position="141.30pt"/>
          <style:tab-stop style:position="3286.95pt" style:type="center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2.70pt" fo:text-indent="-2.70pt">
        <style:tab-stops>
          <style:tab-stop style:position="141.30pt"/>
          <style:tab-stop style:position="3286.95pt" style:type="center"/>
        </style:tab-stops>
      </style:paragraph-properties>
    </style:style>
    <style:style style:name="P23" style:family="paragraph">
      <style:paragraph-properties fo:line-height="100.00%" fo:text-align="left" fo:margin-left="2.70pt" fo:text-indent="-2.70pt">
        <style:tab-stops>
          <style:tab-stop style:position="141.30pt"/>
          <style:tab-stop style:position="3286.95pt" style:type="center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2.70pt" fo:text-indent="-2.70pt">
        <style:tab-stops>
          <style:tab-stop style:position="141.30pt"/>
          <style:tab-stop style:position="3286.95pt" style:type="center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2.70pt" fo:text-indent="-2.70pt">
        <style:tab-stops>
          <style:tab-stop style:position="141.30pt"/>
          <style:tab-stop style:position="3286.95pt" style:type="center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2.70pt" fo:text-indent="-2.70pt">
        <style:tab-stops>
          <style:tab-stop style:position="141.30pt"/>
          <style:tab-stop style:position="3286.95pt" style:type="center"/>
        </style:tab-stops>
      </style:paragraph-properties>
    </style:style>
    <style:style style:name="P30" style:family="paragraph">
      <style:paragraph-properties fo:line-height="100.00%" fo:text-align="left"/>
    </style:style>
    <style:style style:name="TableColumn0100" style:family="table-column">
      <style:table-column-properties style:column-width="1.635417in"/>
    </style:style>
    <style:style style:name="TableColumn0101" style:family="table-column">
      <style:table-column-properties style:column-width="5.062500in"/>
    </style:style>
    <style:style style:name="Table01" style:family="table">
      <style:table-properties style:width="6.69791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200" style:family="table-column">
      <style:table-column-properties style:column-width="1.864583in"/>
    </style:style>
    <style:style style:name="TableColumn0201" style:family="table-column">
      <style:table-column-properties style:column-width="4.833333in"/>
    </style:style>
    <style:style style:name="Table02" style:family="table">
      <style:table-properties style:width="6.697917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300" style:family="table-column">
      <style:table-column-properties style:column-width="2.000000in"/>
    </style:style>
    <style:style style:name="TableColumn0301" style:family="table-column">
      <style:table-column-properties style:column-width="3.927083in"/>
    </style:style>
    <style:style style:name="Table03" style:family="table">
      <style:table-properties style:width="5.927083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7班企画書</text:span></text:p>
      <text:p text:style-name="P1"><text:span text:style-name="T2">小林拓真、　松本拓真、　佐伯紀哉</text:span></text:p>
      <text:p text:style-name="P1"><text:span text:style-name="T2">2015年11月 4日（水）　提出</text:span></text:p>
      <text:p text:style-name="P1"><text:span text:style-name="T3"/></text:p>
      <text:p text:style-name="P1"><text:span text:style-name="T4">1.ゲーム内容</text:span></text:p>
      <text:p text:style-name="P1"><text:span text:style-name="T5">本ゲームは宇宙船を操作して障害物を避けながら、最後の一機になるまで戦いあうサバイバルゲームである。</text:span></text:p>
      <text:p text:style-name="P1"><text:span text:style-name="T6"/></text:p>
      <text:p text:style-name="P1"><text:span text:style-name="T7">・おおまかな仕様とルール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9">ジャンル</text:span><text:span text:style-name="T10"/></text:p>
          </table:table-cell>
          <table:table-cell table:style-name="TableCell010001">
            <text:p text:style-name="P3"><text:span text:style-name="T11">宇宙サバイバルアクション</text:span><text:span text:style-name="T12"/></text:p>
          </table:table-cell>
        </table:table-row>
        <table:table-row table:style-name="TableRow0101">
          <table:table-cell table:style-name="TableCell010100">
            <text:p text:style-name="P6"><text:span text:style-name="T13">プレイ人数</text:span><text:span text:style-name="T14"/></text:p>
          </table:table-cell>
          <table:table-cell table:style-name="TableCell010101">
            <text:p text:style-name="P6"><text:span text:style-name="T15">2 〜 4　人</text:span><text:span text:style-name="T16"/></text:p>
          </table:table-cell>
        </table:table-row>
        <table:table-row table:style-name="TableRow0102">
          <table:table-cell table:style-name="TableCell010200">
            <text:p text:style-name="P8"><text:span text:style-name="T17">使用デバイス</text:span><text:span text:style-name="T18"/></text:p>
          </table:table-cell>
          <table:table-cell table:style-name="TableCell010201">
            <text:p text:style-name="P8"><text:span text:style-name="T19">ジョイパッド</text:span><text:span text:style-name="T20"/></text:p>
          </table:table-cell>
        </table:table-row>
        <table:table-row table:style-name="TableRow0103">
          <table:table-cell table:style-name="TableCell010300">
            <text:p text:style-name="P10"><text:span text:style-name="T21">システム</text:span><text:span text:style-name="T22"/></text:p>
          </table:table-cell>
          <table:table-cell table:style-name="TableCell010301">
            <text:p text:style-name="P10"><text:span text:style-name="T23">リアルタイム対人戦</text:span><text:span text:style-name="T24"/></text:p>
          </table:table-cell>
        </table:table-row>
      </table:table>
      <text:p text:style-name="P12"><text:span text:style-name="T24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14"><text:span text:style-name="T25">勝利条件</text:span><text:span text:style-name="T26"/></text:p>
          </table:table-cell>
          <table:table-cell table:style-name="TableCell020001">
            <text:p text:style-name="P14"><text:span text:style-name="T27">自分以外の全プレイヤーの撃破</text:span><text:span text:style-name="T28"/></text:p>
          </table:table-cell>
        </table:table-row>
        <table:table-row table:style-name="TableRow0201">
          <table:table-cell table:style-name="TableCell020100">
            <text:p text:style-name="P17"><text:span text:style-name="T29">敗北条件</text:span><text:span text:style-name="T30"/></text:p>
          </table:table-cell>
          <table:table-cell table:style-name="TableCell020101">
            <text:p text:style-name="P17"><text:span text:style-name="T31">攻撃を受けて撃沈</text:span><text:span text:style-name="T32"/></text:p>
          </table:table-cell>
        </table:table-row>
      </table:table>
      <text:p text:style-name="P19"><text:span text:style-name="T33">個人戦とチーム戦の二つのモードがある。個人戦ではHPは1であり、一度ダメージを受ければそのプレイヤーはゲームオーバーとなる。チーム戦では一度ダメージを受けてもすぐにはゲームオーバとならず10秒ほどの待機状態となり、同じチームのバディが一定時間の接触を行うことでゲームに復帰することができる。</text:span></text:p>
      <text:p text:style-name="P19"><text:span text:style-name="T34"/></text:p>
      <text:p text:style-name="P19"><text:span text:style-name="T35">・操作方法</text:span></text:p>
      <text:p text:style-name="P19"><text:span text:style-name="T36">宇宙船の操作方法は以下のとおりである。</text:span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21"><text:span text:style-name="T38">左アナログスティック</text:span><text:span text:style-name="T39"/></text:p>
          </table:table-cell>
          <table:table-cell table:style-name="TableCell030001">
            <text:p text:style-name="P21"><text:span text:style-name="T40">方向転換（旋回）</text:span><text:span text:style-name="T41"/></text:p>
          </table:table-cell>
        </table:table-row>
        <table:table-row table:style-name="TableRow0301">
          <table:table-cell table:style-name="TableCell030100">
            <text:p text:style-name="P24"><text:span text:style-name="T42">2ボタン</text:span><text:span text:style-name="T43"/></text:p>
          </table:table-cell>
          <table:table-cell table:style-name="TableCell030101">
            <text:p text:style-name="P24"><text:span text:style-name="T44">ジェット噴射</text:span><text:span text:style-name="T45"/></text:p>
          </table:table-cell>
        </table:table-row>
        <table:table-row table:style-name="TableRow0302">
          <table:table-cell table:style-name="TableCell030200">
            <text:p text:style-name="P26"><text:span text:style-name="T46">4ボタン</text:span><text:span text:style-name="T47"/></text:p>
          </table:table-cell>
          <table:table-cell table:style-name="TableCell030201">
            <text:p text:style-name="P26"><text:span text:style-name="T48">ジェット逆噴射</text:span><text:span text:style-name="T49"/></text:p>
          </table:table-cell>
        </table:table-row>
        <table:table-row table:style-name="TableRow0303">
          <table:table-cell table:style-name="TableCell030300">
            <text:p text:style-name="P28"><text:span text:style-name="T50">6ボタン</text:span><text:span text:style-name="T51"/></text:p>
          </table:table-cell>
          <table:table-cell table:style-name="TableCell030301">
            <text:p text:style-name="P28"><text:span text:style-name="T52">アイテムの使用（アクションボタン）</text:span><text:span text:style-name="T53"/></text:p>
          </table:table-cell>
        </table:table-row>
      </table:table>
      <text:p text:style-name="P30"><text:span text:style-name="T54">移動はアナログスティックで方向を変更し、ボタンを押して前進するラジコン方式の操作方法である。</text:span></text:p>
      <text:p text:style-name="P30"><text:span text:style-name="T55"/></text:p>
      <text:p text:style-name="P30"><text:span text:style-name="T56">・ゲーム画面</text:span></text:p>
      <text:p text:style-name="P30"><draw:frame text:anchor-type="as-char" svg:width="143.40mm" svg:height="97.63mm" style:rel-width="scale" style:rel-height="scale"><draw:object-ole xlink:href="OleObj1"/><draw:image xlink:href="ObjectReplacements/OleObj1"/></draw:frame><text:span text:style-name="T57"/></text:p>
      <text:p text:style-name="P30"><text:span text:style-name="T58">画面下に表示されるのが各プレイヤーの生存状態とアイテムの所有状態である。この場合少し大きめのアイコンで表示されている紫の機体（4P）がこの画面のプレイヤーである。機体の横にアイテムが表示される。</text:span></text:p>
      <text:p text:style-name="P30"><text:span text:style-name="T59"/></text:p>
      <text:p text:style-name="P30"><text:span text:style-name="T60">2.データ構造とモジュールの説明</text:span></text:p>
      <text:p text:style-name="P30"><text:span text:style-name="T61">2.1 ゲームデータの構造</text:span></text:p>
      <text:p text:style-name="P30"><text:span text:style-name="T62">共通の構造</text:span></text:p>
      <text:p text:style-name="P30"><draw:frame text:anchor-type="as-char" svg:width="148.17mm" svg:height="27.52mm" style:rel-width="scale" style:rel-height="scale"><draw:object-ole xlink:href="OleObj2"/><draw:image xlink:href="ObjectReplacements/OleObj2"/></draw:frame><text:span text:style-name="T63"/></text:p>
      <text:p text:style-name="P30"><text:span text:style-name="T64">キャラ固有の構造</text:span></text:p>
      <text:p text:style-name="P30"><draw:frame text:anchor-type="as-char" svg:width="148.43mm" svg:height="36.25mm" style:rel-width="scale" style:rel-height="scale"><draw:object-ole xlink:href="OleObj3"/><draw:image xlink:href="ObjectReplacements/OleObj3"/></draw:frame><text:span text:style-name="T65"/></text:p>
      <text:p text:style-name="P30"><text:span text:style-name="T66">2.2 各モジュールの説明</text:span></text:p>
      <text:p text:style-name="P30"><text:span text:style-name="T67">モジュールを以下に分類して作成する。</text:span></text:p>
      <text:p text:style-name="P30"><text:span text:style-name="T68"/></text:p>
      <text:p text:style-name="P30"><text:span text:style-name="T69">・ネットワーク：クライアントとサーバ間の通信処理を行う</text:span></text:p>
      <text:p text:style-name="P30"><text:span text:style-name="T70"/></text:p>
      <text:p text:style-name="P30"><text:span text:style-name="T71">・コマンド処理：送受信するコマンドの解析及び処理を行う</text:span></text:p>
      <text:p text:style-name="P30"><text:span text:style-name="T72"/></text:p>
      <text:p text:style-name="P30"><text:span text:style-name="T73">・ウィンドウ：オブジェクトの視覚化、描画などを担当する</text:span></text:p>
      <text:p text:style-name="P30"><text:span text:style-name="T74"/></text:p>
      <text:p text:style-name="P30"><text:span text:style-name="T75">・ゲーム：ゲームを構成する具体的な計算を行う</text:span></text:p>
      <text:p text:style-name="P30"><text:span text:style-name="T76"/></text:p>
      <text:p text:style-name="P30"><text:span text:style-name="T77">3. 各モジュールの外部関数</text:span></text:p>
      <text:p text:style-name="P30"><text:span text:style-name="T78"/></text:p>
      <text:p text:style-name="P30"><text:span text:style-name="T79">3.1 サーバ</text:span></text:p>
      <text:p text:style-name="P30"><text:span text:style-name="T80"/></text:p>
      <text:p text:style-name="P30"><text:span text:style-name="T81">1,ネットワークモジュール</text:span></text:p>
      <text:p text:style-name="P30"><draw:frame text:anchor-type="as-char" svg:width="137.32mm" svg:height="29.37mm" style:rel-width="scale" style:rel-height="scale"><draw:object-ole xlink:href="OleObj4"/><draw:image xlink:href="ObjectReplacements/OleObj4"/></draw:frame><text:span text:style-name="T82"/></text:p>
      <text:p text:style-name="P30"><text:span text:style-name="T82"/></text:p>
      <text:p text:style-name="P30"><draw:frame text:anchor-type="as-char" svg:width="137.58mm" svg:height="30.16mm" style:rel-width="scale" style:rel-height="scale"><draw:object-ole xlink:href="OleObj5"/><draw:image xlink:href="ObjectReplacements/OleObj5"/></draw:frame><text:span text:style-name="T82"/></text:p>
      <text:p text:style-name="P30"><text:span text:style-name="T82"/></text:p>
      <text:p text:style-name="P30"><draw:frame text:anchor-type="as-char" svg:width="137.58mm" svg:height="29.10mm" style:rel-width="scale" style:rel-height="scale"><draw:object-ole xlink:href="OleObj6"/><draw:image xlink:href="ObjectReplacements/OleObj6"/></draw:frame><text:span text:style-name="T82"/></text:p>
      <text:p text:style-name="P30"><text:span text:style-name="T82"/></text:p>
      <text:p text:style-name="P30"><text:span text:style-name="T83">2,コマンド処理モジュール</text:span></text:p>
      <text:p text:style-name="P30"><draw:frame text:anchor-type="as-char" svg:width="137.32mm" svg:height="29.10mm" style:rel-width="scale" style:rel-height="scale"><draw:object-ole xlink:href="OleObj7"/><draw:image xlink:href="ObjectReplacements/OleObj7"/></draw:frame><text:span text:style-name="T84"/></text:p>
      <text:p text:style-name="P30"><text:span text:style-name="T84"/></text:p>
      <text:p text:style-name="P30"><text:span text:style-name="T85">3,ゲーム</text:span></text:p>
      <text:p text:style-name="P30"><draw:frame text:anchor-type="as-char" svg:width="138.11mm" svg:height="29.10mm" style:rel-width="scale" style:rel-height="scale"><draw:object-ole xlink:href="OleObj8"/><draw:image xlink:href="ObjectReplacements/OleObj8"/></draw:frame><text:span text:style-name="T86"/></text:p>
      <text:p text:style-name="P30"><text:span text:style-name="T86"/></text:p>
      <text:p text:style-name="P30"><text:span text:style-name="T87">3.2 クライアント</text:span></text:p>
      <text:p text:style-name="P30"><text:span text:style-name="T88"/></text:p>
      <text:p text:style-name="P30"><text:span text:style-name="T89">1,ネットワーク</text:span></text:p>
      <text:p text:style-name="P30"><draw:frame text:anchor-type="as-char" svg:width="143.67mm" svg:height="34.40mm" style:rel-width="scale" style:rel-height="scale"><draw:object-ole xlink:href="OleObj9"/><draw:image xlink:href="ObjectReplacements/OleObj9"/></draw:frame><text:span text:style-name="T90"/></text:p>
      <text:p text:style-name="P30"><text:span text:style-name="T90"/></text:p>
      <text:p text:style-name="P30"><draw:frame text:anchor-type="as-char" svg:width="143.67mm" svg:height="29.37mm" style:rel-width="scale" style:rel-height="scale"><draw:object-ole xlink:href="OleObj10"/><draw:image xlink:href="ObjectReplacements/OleObj10"/></draw:frame><text:span text:style-name="T90"/></text:p>
      <text:p text:style-name="P30"><text:span text:style-name="T90"/></text:p>
      <text:p text:style-name="P30"><draw:frame text:anchor-type="as-char" svg:width="143.93mm" svg:height="29.37mm" style:rel-width="scale" style:rel-height="scale"><draw:object-ole xlink:href="OleObj11"/><draw:image xlink:href="ObjectReplacements/OleObj11"/></draw:frame><text:span text:style-name="T90"/></text:p>
      <text:p text:style-name="P30"><text:span text:style-name="T90"/></text:p>
      <text:p text:style-name="P30"><text:span text:style-name="T91">2,コマンド処理</text:span></text:p>
      <text:p text:style-name="P30"><draw:frame text:anchor-type="as-char" svg:width="142.88mm" svg:height="29.37mm" style:rel-width="scale" style:rel-height="scale"><draw:object-ole xlink:href="OleObj12"/><draw:image xlink:href="ObjectReplacements/OleObj12"/></draw:frame><text:span text:style-name="T92"/></text:p>
      <text:p text:style-name="P30"><text:span text:style-name="T92"/></text:p>
      <text:p text:style-name="P30"><text:span text:style-name="T93">3,ゲーム</text:span></text:p>
      <text:p text:style-name="P30"><draw:frame text:anchor-type="as-char" svg:width="143.14mm" svg:height="29.63mm" style:rel-width="scale" style:rel-height="scale"><draw:object-ole xlink:href="OleObj13"/><draw:image xlink:href="ObjectReplacements/OleObj13"/></draw:frame><text:span text:style-name="T94"/></text:p>
      <text:p text:style-name="P30"><text:span text:style-name="T94"/></text:p>
      <text:p text:style-name="P30"><text:span text:style-name="T95">4,ウィンドウ</text:span></text:p>
      <text:p text:style-name="P30"><draw:frame text:anchor-type="as-char" svg:width="144.20mm" svg:height="29.63mm" style:rel-width="scale" style:rel-height="scale"><draw:object-ole xlink:href="OleObj14"/><draw:image xlink:href="ObjectReplacements/OleObj14"/></draw:frame><text:span text:style-name="T96"/></text:p>
      <text:p text:style-name="P30"><text:span text:style-name="T96"/></text:p>
      <text:p text:style-name="P30"><draw:frame text:anchor-type="as-char" svg:width="144.46mm" svg:height="29.63mm" style:rel-width="scale" style:rel-height="scale"><draw:object-ole xlink:href="OleObj15"/><draw:image xlink:href="ObjectReplacements/OleObj15"/></draw:frame><text:span text:style-name="T96"/></text:p>
      <text:p text:style-name="P30"><text:span text:style-name="T96"/></text:p>
      <text:p text:style-name="P30"><draw:frame text:anchor-type="as-char" svg:width="144.99mm" svg:height="29.63mm" style:rel-width="scale" style:rel-height="scale"><draw:object-ole xlink:href="OleObj16"/><draw:image xlink:href="ObjectReplacements/OleObj16"/></draw:frame><text:span text:style-name="T96"/></text:p>
      <text:p text:style-name="P30"><text:span text:style-name="T96"/></text:p>
      <text:p text:style-name="P30"><text:span text:style-name="T96"/></text:p>
      <text:p text:style-name="P30"><text:span text:style-name="T97">4. コマンドプロトコルの説明</text:span></text:p>
      <text:p text:style-name="P30"><text:span text:style-name="T98">4.1 クライアント送信</text:span><text:span text:style-name="T99">→</text:span><text:span text:style-name="T100">サーバ受信のプロトコル</text:span></text:p>
      <text:p text:style-name="P30"><text:span text:style-name="T101"/></text:p>
      <text:p text:style-name="P30"><draw:frame text:anchor-type="as-char" svg:width="111.65mm" svg:height="29.63mm" style:rel-width="scale" style:rel-height="scale"><draw:object-ole xlink:href="OleObj17"/><draw:image xlink:href="ObjectReplacements/OleObj17"/></draw:frame><text:span text:style-name="T101"/></text:p>
      <text:p text:style-name="P30"><text:span text:style-name="T101"/></text:p>
      <text:p text:style-name="P30"><draw:frame text:anchor-type="as-char" svg:width="112.18mm" svg:height="29.90mm" style:rel-width="scale" style:rel-height="scale"><draw:object-ole xlink:href="OleObj18"/><draw:image xlink:href="ObjectReplacements/OleObj18"/></draw:frame><text:span text:style-name="T101"/></text:p>
      <text:p text:style-name="P30"><text:span text:style-name="T101"/></text:p>
      <text:p text:style-name="P30"><draw:frame text:anchor-type="as-char" svg:width="111.65mm" svg:height="34.66mm" style:rel-width="scale" style:rel-height="scale"><draw:object-ole xlink:href="OleObj19"/><draw:image xlink:href="ObjectReplacements/OleObj19"/></draw:frame><text:span text:style-name="T101"/></text:p>
      <text:p text:style-name="P30"><text:span text:style-name="T101"/></text:p>
      <text:p text:style-name="P30"><text:span text:style-name="T102">5. 各人の担当</text:span></text:p>
      <text:p text:style-name="P30"><text:span text:style-name="T103"/></text:p>
      <text:p text:style-name="P30"><text:span text:style-name="T104">システム担当<text:s text:c="6"/>： 松本拓真</text:span></text:p>
      <text:p text:style-name="P30"><text:span text:style-name="T104">UI担当　　　　<text:s text:c="7"/>： 小林拓真</text:span></text:p>
      <text:p text:style-name="P30"><text:span text:style-name="T104">ネットワーク担当<text:s text:c="3"/>: 佐伯紀哉</text:span></text:p>
      <text:p text:style-name="P30"><text:span text:style-name="T105"/></text:p>
      <text:p text:style-name="P30"><text:span text:style-name="T106">6. ガントチャート</text:span></text:p>
      <text:p text:style-name="P30"><text:span text:style-name="T107"/></text:p>
      <text:p text:style-name="P30"><text:span text:style-name="T107"/></text:p>
      <text:p text:style-name="P30"><draw:frame text:anchor-type="as-char" svg:width="148.17mm" svg:height="32.01mm" style:rel-width="scale" style:rel-height="scale"><draw:object-ole xlink:href="OleObj20"/><draw:image xlink:href="ObjectReplacements/OleObj20"/></draw:frame><text:span text:style-name="T107"/></text:p>
      <text:p text:style-name="P30"><text:span text:style-name="T107"/></text:p>
      <text:p text:style-name="P30"><text:span text:style-name="T107"/></text:p>
      <text:p text:style-name="P30"><text:span text:style-name="T107"/></text:p>
      <text:p text:style-name="P30"><text:span text:style-name="T107"/></text:p>
      <text:p text:style-name="P30"><text:span text:style-name="T107"/></text:p>
      <text:p text:style-name="P30"><text:span text:style-name="T107"/></text:p>
      <text:p text:style-name="P30"><text:span text:style-name="T10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